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rlito" fo:font-size="14pt" fo:font-style="normal" fo:font-weight="normal" officeooo:rsid="00065614" officeooo:paragraph-rsid="00065614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style:font-name="Carlito" fo:font-size="14pt" fo:font-style="normal" fo:font-weight="bold" officeooo:rsid="00065614" officeooo:paragraph-rsid="00065614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style:font-name="Carlito" fo:font-size="14pt" officeooo:rsid="0005a437" officeooo:paragraph-rsid="000bfaa2" style:font-size-asian="14pt" style:font-size-complex="14p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065614" officeooo:paragraph-rsid="00094d3e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text-properties style:font-name="Carlito" fo:font-size="14pt" fo:font-style="normal" fo:font-weight="bold" officeooo:rsid="00065614" officeooo:paragraph-rsid="00065614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 style:list-style-name="L1">
      <style:text-properties style:font-name="Carlito" fo:font-size="14pt" fo:font-style="normal" fo:font-weight="bold" officeooo:rsid="0011f5d4" officeooo:paragraph-rsid="0011f5d4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 style:list-style-name="L5">
      <style:text-properties style:font-name="Carlito" fo:font-size="12pt" fo:font-style="normal" fo:font-weight="normal" officeooo:rsid="00094d3e" officeooo:paragraph-rsid="00094d3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4">
      <style:text-properties officeooo:rsid="00094d3e" officeooo:paragraph-rsid="00094d3e"/>
    </style:style>
    <style:style style:name="P9" style:family="paragraph" style:parent-style-name="Standard" style:list-style-name="L4"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094d3e" officeooo:paragraph-rsid="00094d3e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065614" officeooo:paragraph-rsid="00093ba2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065614" officeooo:paragraph-rsid="00094d3e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093ba2" officeooo:paragraph-rsid="00093ba2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paragraph-rsid="00093ba2" style:text-blinking="false" fo:background-color="transparent" style:font-size-asian="12pt" style:font-size-complex="12pt"/>
    </style:style>
    <style:style style:name="P14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paragraph-rsid="00094d3e" style:text-blinking="false" fo:background-color="transparent" style:font-size-asian="12pt" style:font-size-complex="12pt"/>
    </style:style>
    <style:style style:name="P15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093ba2" officeooo:paragraph-rsid="00093ba2" style:text-blinking="false" fo:background-color="transparent" style:font-size-asian="12pt" style:font-size-complex="12pt"/>
    </style:style>
    <style:style style:name="P16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093ba2" officeooo:paragraph-rsid="00094d3e" style:text-blinking="false" fo:background-color="transparent" style:font-size-asian="12pt" style:font-size-complex="12pt"/>
    </style:style>
    <style:style style:name="P17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paragraph-rsid="000c92b1" style:text-blinking="false" fo:background-color="transparent" style:font-size-asian="12pt" style:font-size-complex="12pt"/>
    </style:style>
    <style:style style:name="P19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paragraph-rsid="00094d3e" style:text-blinking="false" fo:background-color="transparent" style:font-size-asian="12pt" style:font-size-complex="12pt"/>
    </style:style>
    <style:style style:name="P21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082796" officeooo:paragraph-rsid="001275c4" style:text-blinking="false" fo:background-color="transparent" style:font-size-asian="12pt" style:font-size-complex="12pt"/>
    </style:style>
    <style:style style:name="P22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093ba2" officeooo:paragraph-rsid="00093ba2" style:text-blinking="false" fo:background-color="transparent" style:font-size-asian="12pt" style:font-size-complex="12pt"/>
    </style:style>
    <style:style style:name="P23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093ba2" officeooo:paragraph-rsid="00093ba2" style:text-blinking="false" fo:background-color="transparent" style:font-size-asian="12pt" style:font-size-complex="12pt"/>
    </style:style>
    <style:style style:name="P24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093ba2" officeooo:paragraph-rsid="00094d3e" style:text-blinking="false" fo:background-color="transparent" style:font-size-asian="12pt" style:font-size-complex="12pt"/>
    </style:style>
    <style:style style:name="P25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093ba2" officeooo:paragraph-rsid="00098d2e" style:text-blinking="false" fo:background-color="transparent" style:font-size-asian="12pt" style:font-size-complex="12pt"/>
    </style:style>
    <style:style style:name="P26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093ba2" officeooo:paragraph-rsid="0012a766" style:text-blinking="false" fo:background-color="transparent" style:font-size-asian="12pt" style:font-size-complex="12pt"/>
    </style:style>
    <style:style style:name="P27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094d3e" officeooo:paragraph-rsid="00094d3e" style:text-blinking="false" fo:background-color="transparent" style:font-size-asian="12pt" style:font-size-complex="12pt"/>
    </style:style>
    <style:style style:name="P28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12a766" officeooo:paragraph-rsid="0012a766" style:text-blinking="false" fo:background-color="transparent" style:font-size-asian="12pt" style:font-size-complex="12pt"/>
    </style:style>
    <style:style style:name="P29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093ba2" officeooo:paragraph-rsid="00093ba2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094d3e" officeooo:paragraph-rsid="00094d3e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style:text-blinking="false" style:font-size-asian="12pt" style:font-size-complex="12pt"/>
    </style:style>
    <style:style style:name="P32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paragraph-rsid="00094d3e" style:text-blinking="false" style:font-size-asian="12pt" style:font-size-complex="12pt"/>
    </style:style>
    <style:style style:name="P33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093ba2" officeooo:paragraph-rsid="00093ba2" style:text-blinking="false" style:font-size-asian="12pt" style:font-size-complex="12pt"/>
    </style:style>
    <style:style style:name="P34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093ba2" officeooo:paragraph-rsid="00094d3e" style:text-blinking="false" style:font-size-asian="12pt" style:font-size-complex="12pt"/>
    </style:style>
    <style:style style:name="P35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093ba2" officeooo:paragraph-rsid="00094d3e" style:text-blinking="false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normal" fo:font-weight="normal" officeooo:rsid="00065614" style:font-style-asian="normal" style:font-weight-asian="normal" style:font-style-complex="normal" style:font-weight-complex="normal"/>
    </style:style>
    <style:style style:name="T2" style:family="text">
      <style:text-properties style:font-style-asian="normal" style:font-weight-asian="normal" style:font-style-complex="normal" style:font-weight-complex="normal"/>
    </style:style>
    <style:style style:name="T3" style:family="text">
      <style:text-properties officeooo:rsid="00093ba2" style:font-style-asian="normal" style:font-weight-asian="normal" style:font-style-complex="normal" style:font-weight-complex="normal"/>
    </style:style>
    <style:style style:name="T4" style:family="text">
      <style:text-properties officeooo:rsid="00094d3e" style:font-style-asian="normal" style:font-weight-asian="normal" style:font-style-complex="normal" style:font-weight-complex="normal"/>
    </style:style>
    <style:style style:name="T5" style:family="text">
      <style:text-properties officeooo:rsid="00098d2e" style:font-style-asian="normal" style:font-weight-asian="normal" style:font-style-complex="normal" style:font-weight-complex="normal"/>
    </style:style>
    <style:style style:name="T6" style:family="text">
      <style:text-properties officeooo:rsid="001275c4" style:font-style-asian="normal" style:font-weight-asian="normal" style:font-style-complex="normal" style:font-weight-complex="normal"/>
    </style:style>
    <style:style style:name="T7" style:family="text">
      <style:text-properties officeooo:rsid="00082796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082796" fo:background-color="transparent" loext:char-shading-value="0"/>
    </style:style>
    <style:style style:name="T11" style:family="text">
      <style:text-properties officeooo:rsid="00094d3e" fo:background-color="transparent" loext:char-shading-value="0"/>
    </style:style>
    <style:style style:name="T12" style:family="text">
      <style:text-properties officeooo:rsid="00094d3e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officeooo:rsid="00094d3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082796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082796" style:font-size-asian="12pt" style:font-size-complex="12pt"/>
    </style:style>
    <style:style style:name="T18" style:family="text">
      <style:text-properties fo:font-size="12pt" officeooo:rsid="00065614" style:font-size-asian="12pt" style:font-size-complex="12pt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fo:font-size="12pt" fo:font-style="italic" officeooo:rsid="000bfaa2" style:font-size-asian="12pt" style:font-style-asian="italic" style:font-size-complex="12pt" style:font-style-complex="italic"/>
    </style:style>
    <style:style style:name="T2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fo:font-size="12pt" fo:font-style="italic" fo:font-weight="bold" officeooo:rsid="00065614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font-size="12pt" fo:font-style="italic" fo:font-weight="bold" officeooo:rsid="000bfaa2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fo:font-size="12pt" fo:font-style="italic" fo:font-weight="normal" officeooo:rsid="000bfaa2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font-style="normal" style:font-size-asian="12pt" style:font-style-asian="normal" style:font-size-complex="12pt" style:font-style-complex="normal"/>
    </style:style>
    <style:style style:name="T26" style:family="text">
      <style:text-properties fo:font-size="12pt" fo:font-style="normal" officeooo:rsid="00065614" style:font-size-asian="12pt" style:font-style-asian="normal" style:font-size-complex="12pt" style:font-style-complex="normal"/>
    </style:style>
    <style:style style:name="T2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0065614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00bfaa2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officeooo:rsid="00093ba2"/>
    </style:style>
    <style:style style:name="T31" style:family="text">
      <style:text-properties officeooo:rsid="00098d2e"/>
    </style:style>
    <style:style style:name="T32" style:family="text">
      <style:text-properties officeooo:rsid="000a947b"/>
    </style:style>
    <style:style style:name="T33" style:family="text">
      <style:text-properties style:text-position="super 58%" fo:font-size="12pt" fo:font-style="italic" officeooo:rsid="000bfaa2" style:font-size-asian="12pt" style:font-style-asian="italic" style:font-size-complex="12pt" style:font-style-complex="italic"/>
    </style:style>
    <style:style style:name="T34" style:family="text">
      <style:text-properties officeooo:rsid="000c92b1"/>
    </style:style>
    <style:style style:name="T35" style:family="text">
      <style:text-properties officeooo:rsid="000ec215"/>
    </style:style>
    <style:style style:name="T36" style:family="text">
      <style:text-properties officeooo:rsid="001275c4"/>
    </style:style>
    <style:style style:name="T37" style:family="text">
      <style:text-properties officeooo:rsid="0012a7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Use Cases<text:line-break/></text:span><text:line-break/><text:span text:style-name="T16">ÇiftKale is </text:span><text:span text:style-name="T17">a system that is utilized by</text:span><text:span text:style-name="T16"> different user types, having access to different functionalities. </text:span><text:span text:style-name="T18">Without including the system administrator role, t</text:span><text:span text:style-name="T16">he superclass of users is namely, </text:span><text:span text:style-name="T20">person</text:span><text:span text:style-name="T33">1</text:span><text:span text:style-name="T19">, </text:span><text:span text:style-name="T25">which can also be an </text:span><text:span text:style-name="T19">agent </text:span><text:span text:style-name="T25">or a </text:span><text:span text:style-name="T19">sportsman. </text:span><text:span text:style-name="T25">Sportsman, which simply is an interface, then gets divided into </text:span><text:span text:style-name="T19">player, coach, </text:span><text:span text:style-name="T25">and</text:span><text:span text:style-name="T19"> director. </text:span><text:span text:style-name="T25">However, player is not a type of user that interacts with the system. <text:line-break/><text:line-break/>After all, ÇiftKale has </text:span><text:span text:style-name="T26">5</text:span><text:span text:style-name="T25"> types of users.</text:span><text:span text:style-name="T22"> Administrator,</text:span><text:span text:style-name="T26"> </text:span><text:span text:style-name="T23">Person</text:span><text:span text:style-name="T21">, Agent, Coach </text:span><text:span text:style-name="T27">and</text:span><text:span text:style-name="T21"> Director, </text:span><text:span text:style-name="T28">each having access to different functionalities.</text:span><text:span text:style-name="T1"><text:line-break/></text:span></text:p>
      <text:p text:style-name="P3"><text:span text:style-name="T29">[1]: Calling this superclass </text:span><text:span text:style-name="T24">user </text:span><text:span text:style-name="T29">would be more intuitive and that was our initial choice, however as it turned out to be a reserved word, we changed it to </text:span><text:span text:style-name="T24">person </text:span><text:span text:style-name="T29">in our E/R diagram and SQL queries</text:span><text:span text:style-name="T24">. </text:span><text:span text:style-name="T29">As for the reports, we will use the words person and user interchangeably. </text:span><text:span text:style-name="T1"><text:line-break/></text:span></text:p>
      <text:list xml:id="list8799606754495828914" text:style-name="L1">
        <text:list-item>
          <text:p text:style-name="P5">ADMINISTRATOR</text:p>
        </text:list-item>
      </text:list>
      <text:p text:style-name="P1"/>
      <text:p text:style-name="P1"/>
      <text:list xml:id="list3675201918272726023" text:style-name="L2">
        <text:list-item>
          <text:p text:style-name="P17">Supply <text:span text:style-name="T34">info/</text:span>statistics of teams</text:p>
          <text:list>
            <text:list-item>
              <text:p text:style-name="P21">Administrators can supply <text:span text:style-name="T36">all</text:span> <text:span text:style-name="T36">the</text:span> <text:span text:style-name="T36">info/</text:span>statistics of <text:span text:style-name="T36">clubs</text:span>.</text:p>
            </text:list-item>
          </text:list>
        </text:list-item>
        <text:list-item>
          <text:p text:style-name="P17">Supply <text:span text:style-name="T34">info/</text:span>statistics of <text:span text:style-name="T7">ma</text:span>tches</text:p>
          <text:list>
            <text:list-item>
              <text:p text:style-name="P21">Administrators can supply <text:span text:style-name="T36">all</text:span> <text:span text:style-name="T36">the</text:span> <text:span text:style-name="T36">info/</text:span>statistics of <text:span text:style-name="T30">matches.</text:span></text:p>
            </text:list-item>
          </text:list>
        </text:list-item>
        <text:list-item>
          <text:p text:style-name="P18">Supply <text:span text:style-name="T34">info/statistics</text:span> of <text:span text:style-name="T34">players</text:span></text:p>
          <text:list>
            <text:list-item>
              <text:p text:style-name="P21">Administrators can supply <text:span text:style-name="T36">all</text:span> <text:span text:style-name="T36">the</text:span> <text:span text:style-name="T36">info/</text:span>statistics of <text:span text:style-name="T34">players.</text:span></text:p>
            </text:list-item>
          </text:list>
        </text:list-item>
        <text:list-item>
          <text:p text:style-name="P17">Supply <text:span text:style-name="T34">info/</text:span>statistics of <text:span text:style-name="T7">lea</text:span>gues</text:p>
          <text:list>
            <text:list-item>
              <text:p text:style-name="P21">Administrators can supply <text:span text:style-name="T36">all</text:span> <text:span text:style-name="T36">the</text:span> <text:span text:style-name="T36">info/</text:span>statistics of <text:span text:style-name="T36">leagues</text:span>.</text:p>
            </text:list-item>
          </text:list>
        </text:list-item>
        <text:list-item>
          <text:p text:style-name="P17">Manipulate statistics</text:p>
          <text:list>
            <text:list-item>
              <text:p text:style-name="P22">Along with adding statistics mentioned above, administrators can also update or delete them.</text:p>
            </text:list-item>
          </text:list>
        </text:list-item>
        <text:list-item>
          <text:p text:style-name="P17">View Accounts</text:p>
          <text:list>
            <text:list-item>
              <text:p text:style-name="P22">Administrators can view all accounts that are registered to the system.</text:p>
            </text:list-item>
          </text:list>
        </text:list-item>
        <text:list-item>
          <text:p text:style-name="P17">Manipulate Accounts</text:p>
          <text:list>
            <text:list-item>
              <text:p text:style-name="P22">Administrators can edit account information.</text:p>
            </text:list-item>
          </text:list>
        </text:list-item>
        <text:list-item>
          <text:p text:style-name="P27">Authorize Accounts</text:p>
          <text:list>
            <text:list-item>
              <text:p text:style-name="P27">Administrators can authorize accounts that are belonging to agents, coaches and directors.</text:p>
            </text:list-item>
          </text:list>
        </text:list-item>
        <text:list-item>
          <text:p text:style-name="P17">Delete Accounts </text:p>
          <text:list>
            <text:list-item>
              <text:p text:style-name="P22">Administrators can delete accounts.</text:p>
            </text:list-item>
          </text:list>
        </text:list-item>
        <text:list-item>
          <text:p text:style-name="P22">View Leagues</text:p>
          <text:list>
            <text:list-item>
              <text:p text:style-name="P22"><text:soft-page-break/>Administrators can view leagues, along with information associated with them.</text:p>
              <text:p text:style-name="P22"/>
            </text:list-item>
          </text:list>
        </text:list-item>
        <text:list-item>
          <text:p text:style-name="P22">View Matches</text:p>
          <text:list>
            <text:list-item>
              <text:p text:style-name="P22">Administrators can view specific matches, along with information (teams, result, statistics, etc) associated with them.</text:p>
            </text:list-item>
          </text:list>
        </text:list-item>
        <text:list-item>
          <text:p text:style-name="P22">View Match History</text:p>
          <text:list>
            <text:list-item>
              <text:p text:style-name="P22">Administrators can view a page of match results, along with teams, results and dates.</text:p>
            </text:list-item>
          </text:list>
        </text:list-item>
        <text:list-item>
          <text:p text:style-name="P22">View Teams</text:p>
          <text:list>
            <text:list-item>
              <text:p text:style-name="P22">Administrators can view teams, along with information (match results, upcoming matches, squad, statistics) associated with them.</text:p>
            </text:list-item>
          </text:list>
        </text:list-item>
        <text:list-item>
          <text:p text:style-name="P22">View Player</text:p>
          <text:list>
            <text:list-item>
              <text:p text:style-name="P22">Administrators can view players, their public information and statistics.</text:p>
            </text:list-item>
          </text:list>
        </text:list-item>
        <text:list-item>
          <text:p text:style-name="P22">View Coach</text:p>
          <text:list>
            <text:list-item>
              <text:p text:style-name="P22">Administrators can view coaches, their current team, their previous team<text:span text:style-name="T35">s</text:span>, along with public information.</text:p>
            </text:list-item>
          </text:list>
        </text:list-item>
        <text:list-item>
          <text:p text:style-name="P22">View Transfer Offers</text:p>
          <text:list>
            <text:list-item>
              <text:p text:style-name="P22">Administrators can view transfer offers, along with information associated with them.</text:p>
            </text:list-item>
          </text:list>
        </text:list-item>
        <text:list-item>
          <text:p text:style-name="P22">View Transfers</text:p>
          <text:list>
            <text:list-item>
              <text:p text:style-name="P22">Administrators can view completed transfers, money and player(s) that were traded.</text:p>
            </text:list-item>
          </text:list>
        </text:list-item>
      </text:list>
      <text:list xml:id="list151202517850079" text:continue-list="list8799606754495828914" text:style-name="L1">
        <text:list-item>
          <text:p text:style-name="P6">PERSON</text:p>
        </text:list-item>
      </text:list>
      <text:p text:style-name="P1"/>
      <text:list xml:id="list5475458444945552400" text:style-name="L3">
        <text:list-item>
          <text:p text:style-name="P10"><text:bookmark text:name="docs-internal-guid-8abccefa-7803-b663-bbb4-af516e608bff"/>Login</text:p>
          <text:list>
            <text:list-item>
              <text:p text:style-name="P12"><text:span text:style-name="T36">Person</text:span> can login to the system using their user names and passwords. Their passwords will not be stored directly in the database but as hashed.</text:p>
            </text:list-item>
          </text:list>
        </text:list-item>
        <text:list-item>
          <text:p text:style-name="P13">Register</text:p>
          <text:list>
            <text:list-item>
              <text:p text:style-name="P15"><text:span text:style-name="T2">User can register to ÇiftKale by supplying a user name, a password, an email address and optionally a mobile phone. Verification will be done using emails </text:span><text:span text:style-name="T6">or</text:span><text:span text:style-name="T2"> SM</text:span><text:span text:style-name="T4">S</text:span><text:span text:style-name="T2">s.</text:span></text:p>
            </text:list-item>
          </text:list>
        </text:list-item>
        <text:list-item>
          <text:p text:style-name="P19">Reset password</text:p>
          <text:list>
            <text:list-item>
              <text:p text:style-name="P29">User can reset his/her password and select a new one.</text:p>
            </text:list-item>
          </text:list>
        </text:list-item>
        <text:list-item>
          <text:p text:style-name="P23">View Leagues</text:p>
          <text:list>
            <text:list-item>
              <text:p text:style-name="P23">User can view leagues, along with information associated with them.</text:p>
            </text:list-item>
          </text:list>
        </text:list-item>
        <text:list-item>
          <text:p text:style-name="P23">View Matches</text:p>
          <text:list>
            <text:list-item>
              <text:p text:style-name="P23">User can view specific matches, along with information (teams, result, statistics, etc) associated with them.</text:p>
            </text:list-item>
          </text:list>
        </text:list-item>
        <text:list-item>
          <text:p text:style-name="P23"><text:soft-page-break/>View Match History</text:p>
          <text:list>
            <text:list-item>
              <text:p text:style-name="P23">User can view a page of match results, along with teams, results and dates.</text:p>
            </text:list-item>
          </text:list>
        </text:list-item>
        <text:list-item>
          <text:p text:style-name="P23">View Teams</text:p>
          <text:list>
            <text:list-item>
              <text:p text:style-name="P23"><text:span text:style-name="T37">Person</text:span> can view teams, along with information (match results, upcoming matches, squad, statistics) associated with them.</text:p>
            </text:list-item>
          </text:list>
        </text:list-item>
        <text:list-item>
          <text:p text:style-name="P23">View Player</text:p>
          <text:list>
            <text:list-item>
              <text:p text:style-name="P23"><text:span text:style-name="T37">Person</text:span> can view players, their <text:span text:style-name="T37">public</text:span> information and statistics.</text:p>
            </text:list-item>
          </text:list>
        </text:list-item>
        <text:list-item>
          <text:p text:style-name="P23">View Coach</text:p>
          <text:list>
            <text:list-item>
              <text:p text:style-name="P23"><text:span text:style-name="T37">Person</text:span> can view coaches, their current team, their previous team, along with <text:span text:style-name="T37">public</text:span> information.</text:p>
            </text:list-item>
          </text:list>
        </text:list-item>
        <text:list-item>
          <text:p text:style-name="P23">View Transfer Offers</text:p>
          <text:list>
            <text:list-item>
              <text:p text:style-name="P28">Person <text:span text:style-name="T30">can view transfer offers, along with information associated with them.</text:span></text:p>
            </text:list-item>
          </text:list>
        </text:list-item>
        <text:list-item>
          <text:p text:style-name="P23">View Transfers</text:p>
          <text:list>
            <text:list-item>
              <text:p text:style-name="P29">User can view completed transfers, money and player(s) that were traded.</text:p>
            </text:list-item>
          </text:list>
        </text:list-item>
        <text:list-item>
          <text:p text:style-name="P31"><text:span text:style-name="T9">Share a p</text:span><text:span text:style-name="T10">age via </text:span><text:span text:style-name="T9">Facebook/Twitter/Google+</text:span></text:p>
          <text:list>
            <text:list-item>
              <text:p text:style-name="P33"><text:span text:style-name="T9">User can share any page mentioned above via Facebook/Twitter/Google+</text:span></text:p>
            </text:list-item>
          </text:list>
        </text:list-item>
      </text:list>
      <text:p text:style-name="P1"/>
      <text:p text:style-name="P1"/>
      <text:list xml:id="list151202702698902" text:continue-list="list151202517850079" text:style-name="L1">
        <text:list-item>
          <text:p text:style-name="P5">AGENT</text:p>
        </text:list-item>
      </text:list>
      <text:p text:style-name="P1"/>
      <text:list xml:id="list8962386604095048877" text:style-name="L4">
        <text:list-item>
          <text:p text:style-name="P8"><text:span text:style-name="T15">A</text:span><text:span text:style-name="T14">pprove a transfer offer</text:span></text:p>
          <text:list>
            <text:list-item>
              <text:p text:style-name="P9">Agent can approve a transfer offer directed to and/or involving his/her player (i.e., the player that he/she is the agent of)</text:p>
            </text:list-item>
          </text:list>
        </text:list-item>
      </text:list>
      <text:list xml:id="list151202829901978" text:continue-list="list5475458444945552400" text:style-name="L3">
        <text:list-item>
          <text:p text:style-name="P11">Login</text:p>
          <text:list>
            <text:list-item>
              <text:p text:style-name="P16"><text:span text:style-name="T4">Agent</text:span><text:span text:style-name="T2"> can login to the system using their user names and passwords. Their passwords will not be stored directly in the database but as hashed.</text:span></text:p>
            </text:list-item>
          </text:list>
        </text:list-item>
        <text:list-item>
          <text:p text:style-name="P14">Register</text:p>
          <text:list>
            <text:list-item>
              <text:p text:style-name="P16"><text:span text:style-name="T4">Agent</text:span><text:span text:style-name="T2"> can register to ÇiftKale by supplying a user name, a password, an email address and optionally a mobile phone. Verification will be done using emails and SM</text:span><text:span text:style-name="T4">S</text:span><text:span text:style-name="T2">s.</text:span></text:p>
            </text:list-item>
          </text:list>
        </text:list-item>
        <text:list-item>
          <text:p text:style-name="P20">Reset password</text:p>
          <text:list>
            <text:list-item>
              <text:p text:style-name="P20"><text:span text:style-name="T4">Agent</text:span><text:span text:style-name="T3"> can reset his/her password and select a new one.</text:span></text:p>
            </text:list-item>
          </text:list>
        </text:list-item>
        <text:list-item>
          <text:p text:style-name="P24">View Leagues</text:p>
          <text:list>
            <text:list-item>
              <text:p text:style-name="P24"><text:span text:style-name="T4">Agent</text:span> can view leagues, along with information associated with them.</text:p>
            </text:list-item>
          </text:list>
        </text:list-item>
        <text:list-item>
          <text:p text:style-name="P24">View Matches</text:p>
          <text:list>
            <text:list-item>
              <text:p text:style-name="P24"><text:soft-page-break/><text:span text:style-name="T4">Agent</text:span> can view specific matches, along with information (teams, result, statistics, etc) associated with them.</text:p>
            </text:list-item>
          </text:list>
        </text:list-item>
        <text:list-item>
          <text:p text:style-name="P24">View Match History</text:p>
          <text:list>
            <text:list-item>
              <text:p text:style-name="P24"><text:span text:style-name="T4">Agent</text:span> can view a page of match results, along with teams, results and dates.</text:p>
            </text:list-item>
          </text:list>
        </text:list-item>
        <text:list-item>
          <text:p text:style-name="P24">View Teams</text:p>
          <text:list>
            <text:list-item>
              <text:p text:style-name="P24"><text:span text:style-name="T4">Agent</text:span> can view teams, along with information (match results, upcoming matches, squad, statistics) associated with them.</text:p>
            </text:list-item>
          </text:list>
        </text:list-item>
        <text:list-item>
          <text:p text:style-name="P24">View Player</text:p>
          <text:list>
            <text:list-item>
              <text:p text:style-name="P24"><text:span text:style-name="T4">Agent</text:span> can view players, their public information and statistics.</text:p>
            </text:list-item>
          </text:list>
        </text:list-item>
        <text:list-item>
          <text:p text:style-name="P24">View Coach</text:p>
          <text:list>
            <text:list-item>
              <text:p text:style-name="P24"><text:span text:style-name="T4">Agent</text:span> can view coaches, their current <text:span text:style-name="T37">club</text:span>, their previous <text:span text:style-name="T37">clubs</text:span>, along with public information.</text:p>
            </text:list-item>
          </text:list>
        </text:list-item>
        <text:list-item>
          <text:p text:style-name="P24">View Transfer Offers</text:p>
          <text:list>
            <text:list-item>
              <text:p text:style-name="P26"><text:span text:style-name="T37">Agents </text:span>can view transfer offers, along with information associated with them..</text:p>
            </text:list-item>
          </text:list>
        </text:list-item>
        <text:list-item>
          <text:p text:style-name="P24">View Transfers</text:p>
          <text:list>
            <text:list-item>
              <text:p text:style-name="P24"><text:span text:style-name="T4">Agent</text:span><text:span text:style-name="T2"> can view completed transfers, money and player(s) that were traded.</text:span></text:p>
            </text:list-item>
          </text:list>
        </text:list-item>
        <text:list-item>
          <text:p text:style-name="P32"><text:span text:style-name="T9">Share a p</text:span><text:span text:style-name="T10">age via </text:span><text:span text:style-name="T9">Facebook/Twitter/Google+</text:span></text:p>
          <text:list>
            <text:list-item>
              <text:p text:style-name="P34"><text:span text:style-name="T12">Agent</text:span><text:span text:style-name="T9"> can share any page mentioned above via Facebook/Twitter/Google+</text:span></text:p>
            </text:list-item>
          </text:list>
        </text:list-item>
      </text:list>
      <text:p text:style-name="P4"/>
      <text:p text:style-name="P1"/>
      <text:list xml:id="list151203806636644" text:continue-list="list151202702698902" text:style-name="L1">
        <text:list-item>
          <text:p text:style-name="P5">COACH</text:p>
        </text:list-item>
      </text:list>
      <text:p text:style-name="P2"/>
      <text:list xml:id="list151204482099360" text:continue-list="list151202829901978" text:style-name="L3">
        <text:list-item>
          <text:p text:style-name="P11">Login</text:p>
          <text:list>
            <text:list-item>
              <text:p text:style-name="P16"><text:span text:style-name="T4">Coach</text:span><text:span text:style-name="T2"> can login to the system using their user names and passwords. Their passwords will not be stored directly in the database but as hashed.</text:span></text:p>
            </text:list-item>
          </text:list>
        </text:list-item>
        <text:list-item>
          <text:p text:style-name="P14">Register</text:p>
          <text:list>
            <text:list-item>
              <text:p text:style-name="P16"><text:span text:style-name="T4">Coach</text:span><text:span text:style-name="T2"> can register to ÇiftKale by supplying a user name, a password, an email address and optionally a mobile phone. Verification will be done using emails and SM</text:span><text:span text:style-name="T4">S</text:span><text:span text:style-name="T2">s.</text:span></text:p>
            </text:list-item>
          </text:list>
        </text:list-item>
        <text:list-item>
          <text:p text:style-name="P20">Reset password</text:p>
          <text:list>
            <text:list-item>
              <text:p text:style-name="P20"><text:span text:style-name="T4">Coach</text:span><text:span text:style-name="T3"> can reset his/her password and select a new one.</text:span></text:p>
            </text:list-item>
          </text:list>
        </text:list-item>
        <text:list-item>
          <text:p text:style-name="P24">View Leagues</text:p>
          <text:list>
            <text:list-item>
              <text:p text:style-name="P24"><text:span text:style-name="T4">Coach</text:span> can view leagues, along with information associated with them.</text:p>
            </text:list-item>
          </text:list>
        </text:list-item>
        <text:list-item>
          <text:p text:style-name="P24">View Matches</text:p>
          <text:list>
            <text:list-item>
              <text:p text:style-name="P24"><text:span text:style-name="T4">Coach</text:span> can view specific matches, along with information (teams, result, statistics, etc) associated with them.</text:p>
            </text:list-item>
          </text:list>
        </text:list-item>
        <text:list-item>
          <text:p text:style-name="P24"><text:soft-page-break/>View Match History</text:p>
          <text:list>
            <text:list-item>
              <text:p text:style-name="P24"><text:span text:style-name="T4">Coach</text:span> can view a page of match results, along with teams, results and dates.</text:p>
            </text:list-item>
          </text:list>
        </text:list-item>
        <text:list-item>
          <text:p text:style-name="P24">View Teams</text:p>
          <text:list>
            <text:list-item>
              <text:p text:style-name="P24"><text:span text:style-name="T4">Coach</text:span> can view teams, along with information (match results, upcoming matches, squad, statistics) associated with them.</text:p>
            </text:list-item>
          </text:list>
        </text:list-item>
        <text:list-item>
          <text:p text:style-name="P24">View Player</text:p>
          <text:list>
            <text:list-item>
              <text:p text:style-name="P24"><text:span text:style-name="T4">Coach</text:span> can view players, their public information and statistics.</text:p>
            </text:list-item>
          </text:list>
        </text:list-item>
        <text:list-item>
          <text:p text:style-name="P24">View Coach</text:p>
          <text:list>
            <text:list-item>
              <text:p text:style-name="P25"><text:span text:style-name="T31">Coach </text:span>can view coaches, their current team, their previous team, along with public information.</text:p>
            </text:list-item>
          </text:list>
        </text:list-item>
        <text:list-item>
          <text:p text:style-name="P24">View Transfer Offers</text:p>
          <text:list>
            <text:list-item>
              <text:p text:style-name="P28">Coach <text:span text:style-name="T30">can view transfer offers, along with information associated with them.</text:span></text:p>
            </text:list-item>
          </text:list>
        </text:list-item>
        <text:list-item>
          <text:p text:style-name="P24">View Transfers</text:p>
          <text:list>
            <text:list-item>
              <text:p text:style-name="P24"><text:span text:style-name="T4">Coach</text:span><text:span text:style-name="T2"> can view completed transfers, money and player(s) that were traded.</text:span></text:p>
            </text:list-item>
          </text:list>
        </text:list-item>
        <text:list-item>
          <text:p text:style-name="P32"><text:span text:style-name="T9">Share a p</text:span><text:span text:style-name="T10">age via </text:span><text:span text:style-name="T9">Facebook/Twitter/Google+</text:span></text:p>
          <text:list>
            <text:list-item>
              <text:p text:style-name="P35"><text:span text:style-name="T13">Coach</text:span><text:span text:style-name="T9"> can share any page mentioned above via Facebook/Twitter/Google+.</text:span></text:p>
            </text:list-item>
          </text:list>
        </text:list-item>
      </text:list>
      <text:p text:style-name="P1"/>
      <text:list xml:id="list151203743839475" text:continue-list="list151203806636644" text:style-name="L1">
        <text:list-item>
          <text:p text:style-name="P5">DIRECTOR</text:p>
        </text:list-item>
      </text:list>
      <text:p text:style-name="P2"/>
      <text:list xml:id="list5077027299755478576" text:style-name="L5">
        <text:list-item>
          <text:p text:style-name="P7">Make Offer</text:p>
          <text:list>
            <text:list-item>
              <text:p text:style-name="P7">Director can make an offer to another director. This offer can include 0 to N number of players from each side, along with <text:span text:style-name="T32">money</text:span> from each side.</text:p>
            </text:list-item>
          </text:list>
        </text:list-item>
        <text:list-item>
          <text:p text:style-name="P7">Accept Offer</text:p>
          <text:list>
            <text:list-item>
              <text:p text:style-name="P7">Director can accept the offer proposed to him/her.</text:p>
            </text:list-item>
          </text:list>
        </text:list-item>
        <text:list-item>
          <text:p text:style-name="P7">Reject Offer</text:p>
          <text:list>
            <text:list-item>
              <text:p text:style-name="P7">Director can reje<text:span text:style-name="T31">ct</text:span> the offer proposed to him/her.</text:p>
            </text:list-item>
          </text:list>
        </text:list-item>
      </text:list>
      <text:list xml:id="list151203366551409" text:continue-list="list151204482099360" text:style-name="L3">
        <text:list-item>
          <text:p text:style-name="P11">Login</text:p>
          <text:list>
            <text:list-item>
              <text:p text:style-name="P16"><text:span text:style-name="T4">Director</text:span><text:span text:style-name="T2"> can login to the system using their user names and passwords. Their passwords will not be stored directly in the database but as hashed.</text:span></text:p>
            </text:list-item>
          </text:list>
        </text:list-item>
        <text:list-item>
          <text:p text:style-name="P14">Register</text:p>
          <text:list>
            <text:list-item>
              <text:p text:style-name="P16"><text:span text:style-name="T4">Director</text:span><text:span text:style-name="T2"> can register to ÇiftKale by supplying a user name, a password, an email address and optionally a mobile phone. Verification will be done using emails and SM</text:span><text:span text:style-name="T4">S</text:span><text:span text:style-name="T2">s.</text:span></text:p>
            </text:list-item>
          </text:list>
        </text:list-item>
        <text:list-item>
          <text:p text:style-name="P20">Reset password</text:p>
          <text:list>
            <text:list-item>
              <text:p text:style-name="P20"><text:span text:style-name="T4">Director</text:span><text:span text:style-name="T3"> can reset his/her password and select a new one.</text:span></text:p>
            </text:list-item>
          </text:list>
        </text:list-item>
        <text:list-item>
          <text:p text:style-name="P24">View Leagues</text:p>
          <text:list>
            <text:list-item>
              <text:p text:style-name="P24"><text:span text:style-name="T4">Director</text:span> can view leagues, along with information associated with them.</text:p>
            </text:list-item>
          </text:list>
        </text:list-item>
        <text:list-item>
          <text:p text:style-name="P24"><text:soft-page-break/>View Matches</text:p>
          <text:list>
            <text:list-item>
              <text:p text:style-name="P24"><text:span text:style-name="T4">Director</text:span> can view specific matches, along with information (teams, result, statistics, etc) associated with them.</text:p>
            </text:list-item>
          </text:list>
        </text:list-item>
        <text:list-item>
          <text:p text:style-name="P24">View Match History</text:p>
          <text:list>
            <text:list-item>
              <text:p text:style-name="P24"><text:span text:style-name="T4">Director</text:span> can view a page of match results, along with teams, results and dates.</text:p>
            </text:list-item>
          </text:list>
        </text:list-item>
        <text:list-item>
          <text:p text:style-name="P24">View Teams</text:p>
          <text:list>
            <text:list-item>
              <text:p text:style-name="P24"><text:span text:style-name="T4">Director</text:span> can view teams, along with information (match results, upcoming matches, squad, statistics) associated with them.</text:p>
            </text:list-item>
          </text:list>
        </text:list-item>
        <text:list-item>
          <text:p text:style-name="P24">View Player</text:p>
          <text:list>
            <text:list-item>
              <text:p text:style-name="P24"><text:span text:style-name="T4">Director</text:span> can view players, their public information and statistics.</text:p>
            </text:list-item>
          </text:list>
        </text:list-item>
        <text:list-item>
          <text:p text:style-name="P24">View Coach</text:p>
          <text:list>
            <text:list-item>
              <text:p text:style-name="P24"><text:span text:style-name="T4">Director</text:span> can view coaches, their current team, their previous team, along with public information.</text:p>
            </text:list-item>
          </text:list>
        </text:list-item>
        <text:list-item>
          <text:p text:style-name="P24">View Transfer Offers</text:p>
          <text:list>
            <text:list-item>
              <text:p text:style-name="P24"><text:span text:style-name="T4">Director</text:span> can view transfer offers, along with information associated with them.</text:p>
            </text:list-item>
          </text:list>
        </text:list-item>
        <text:list-item>
          <text:p text:style-name="P24">View Transfers</text:p>
          <text:list>
            <text:list-item>
              <text:p text:style-name="P26"><text:span text:style-name="T4">Director</text:span><text:span text:style-name="T2"> can view transfer offers, along with information associated with them.</text:span></text:p>
            </text:list-item>
          </text:list>
        </text:list-item>
        <text:list-item>
          <text:p text:style-name="P32"><text:span text:style-name="T9">Share a p</text:span><text:span text:style-name="T10">age via </text:span><text:span text:style-name="T9">Facebook/Twitter/Google+</text:span></text:p>
          <text:list>
            <text:list-item>
              <text:p text:style-name="P30">Director can share any page mentioned above via Facebook/Twitter/Google+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20:24:10.512261130</meta:creation-date>
    <dc:date>2018-04-01T15:12:02.267563887</dc:date>
    <meta:editing-duration>PT4H34M21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6" meta:paragraph-count="146" meta:word-count="1377" meta:character-count="8285" meta:non-whitespace-character-count="7190"/>
  </office:meta>
</office:document-meta>
</file>